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0000000DFEBF887B53EE05B66.png" manifest:media-type="image/png"/>
  <manifest:file-entry manifest:full-path="Pictures/100002010000014100000148D22E2789A5460A47.png" manifest:media-type="image/png"/>
  <manifest:file-entry manifest:full-path="Pictures/100002010000008000000080E8F1894E60327C5C.png" manifest:media-type="image/png"/>
  <manifest:file-entry manifest:full-path="Pictures/10000000000000800000008015501A00EB30DEC5.jpg" manifest:media-type="image/jpeg"/>
  <manifest:file-entry manifest:full-path="Pictures/1000000000000080000000800FD49DE5503814C9.jpg" manifest:media-type="image/jpeg"/>
  <manifest:file-entry manifest:full-path="Pictures/100000000000008000000080E22BE82BDE352058.jpg" manifest:media-type="image/jpeg"/>
  <manifest:file-entry manifest:full-path="Pictures/1000185800000B7900000B7926A485A37AA73191.svg" manifest:media-type="image/svg+xml"/>
  <manifest:file-entry manifest:full-path="Pictures/100002010000006F0000006F43CAF4CFA6EE12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45cm" fo:min-width="18.5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062cm"/>
      <style:paragraph-properties style:writing-mode="lr-tb"/>
    </style:style>
    <style:style style:name="gr4" style:family="graphic" style:parent-style-name="standard">
      <style:graphic-properties draw:stroke="none" draw:fill-color="#dee6ef" draw:textarea-horizontal-align="justify" draw:textarea-vertical-align="middle" draw:auto-grow-height="false" fo:min-height="0.85cm" fo:min-width="18.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4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2cm"/>
      <style:paragraph-properties style:writing-mode="lr-tb"/>
    </style:style>
    <style:style style:name="gr8" style:family="graphic" style:parent-style-name="standard">
      <style:graphic-properties draw:stroke="solid" draw:fill="none" draw:textarea-horizontal-align="justify" draw:textarea-vertical-align="middle" draw:auto-grow-height="false" fo:min-height="3.35cm" fo:min-width="17cm"/>
    </style:style>
    <style:style style:name="gr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0" style:family="graphic" style:parent-style-name="standard">
      <style:graphic-properties draw:stroke="solid" draw:fill-color="#dee6ef" draw:textarea-horizontal-align="justify" draw:textarea-vertical-align="middle" draw:auto-grow-height="false" fo:min-height="3.35cm" fo:min-width="1cm"/>
    </style:style>
    <style:style style:name="gr11" style:family="graphic" style:parent-style-name="standard">
      <style:graphic-properties draw:stroke="none" draw:fill-color="#b4c7dc" draw:textarea-horizontal-align="justify" draw:textarea-vertical-align="middle" draw:auto-grow-height="false" fo:min-height="0.084cm" fo:min-width="0.126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b3cac7" draw:textarea-horizontal-align="justify" draw:textarea-vertical-align="middle" draw:auto-grow-height="false" fo:min-height="0.428cm" fo:min-width="1.67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575cm"/>
      <style:paragraph-properties style:writing-mode="lr-tb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b4c7dc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05cm"/>
    </style:style>
    <style:style style:name="gr18" style:family="graphic" style:parent-style-name="standard">
      <style:graphic-properties draw:stroke="none" draw:fill-color="#dddddd" draw:textarea-horizontal-align="justify" draw:textarea-vertical-align="middle" draw:auto-grow-height="false" fo:min-height="0.246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="none" draw:fill-color="#eeeeee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28cm" fo:min-width="0.27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3" style:family="graphic" style:parent-style-name="standard">
      <style:graphic-properties draw:fill-color="#000000" draw:opacity="60%" draw:textarea-horizontal-align="justify" draw:textarea-vertical-align="middle" draw:auto-grow-height="false" fo:min-height="27.45cm" fo:min-width="18.5cm"/>
    </style:style>
    <style:style style:name="gr24" style:family="graphic" style:parent-style-name="standard">
      <style:graphic-properties draw:stroke="none" draw:fill-color="#3465a4" draw:textarea-horizontal-align="justify" draw:textarea-vertical-align="middle" draw:auto-grow-height="false" fo:min-height="27.45cm" fo:min-width="8cm"/>
    </style:style>
    <style:style style:name="gr25" style:family="graphic" style:parent-style-name="standard">
      <style:graphic-properties draw:stroke="none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26" style:family="graphic" style:parent-style-name="standard">
      <style:graphic-properties draw:stroke="none" draw:textarea-horizontal-align="justify" draw:textarea-vertical-align="middle" draw:auto-grow-height="false" fo:min-height="0cm" fo:min-width="0.375cm"/>
    </style:style>
    <style:style style:name="gr27" style:family="graphic" style:parent-style-name="standard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732cm" fo:min-width="16.982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3.25cm" fo:min-width="17cm"/>
    </style:style>
    <style:style style:name="gr2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0" style:family="graphic" style:parent-style-name="standard">
      <style:graphic-properties draw:stroke="solid" draw:fill-color="#dee6ef" draw:textarea-horizontal-align="justify" draw:textarea-vertical-align="middle" draw:auto-grow-height="false" fo:min-height="1cm" fo:min-width="17cm"/>
    </style:style>
    <style:style style:name="P1" style:family="paragraph">
      <loext:graphic-properties draw:fill-color="#dee6e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24pt" style:font-size-complex="24pt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-color="#b3cac7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3" style:family="paragraph">
      <loext:graphic-properties draw:fill-color="#dee6ef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b4c7dc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5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-color="#dddddd"/>
      <style:paragraph-properties fo:text-align="center" style:writing-mode="lr-tb"/>
      <style:text-properties fo:font-size="10pt" fo:language="zxx" fo:country="none" style:language-asian="zxx" style:country-asian="none" style:language-complex="zxx" style:country-complex="none"/>
    </style:style>
    <style:style style:name="P17" style:family="paragraph">
      <loext:graphic-properties draw:fill-color="#ddddd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none" draw:fill-color="#eeeeee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9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solid" draw:fill-color="#b2b2b2"/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000000" draw:opacity="6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3465a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4" style:family="paragraph"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-color="#b2b2b2"/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29" style:family="paragraph">
      <loext:graphic-properties draw:fill-color="#5983b0"/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30" style:family="paragraph">
      <style:text-properties fo:font-size="12pt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32" style:family="paragraph">
      <loext:graphic-properties draw:fill-color="#5983b0"/>
      <style:paragraph-properties fo:margin-left="0cm" fo:margin-right="0cm" fo:margin-top="0cm" fo:margin-bottom="0cm" fo:line-height="100%" fo:text-align="start" fo:text-indent="0cm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3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24pt" style:font-size-complex="24pt"/>
    </style:style>
    <style:style style:name="T5" style:family="text">
      <style:text-properties fo:font-size="14pt" fo:language="zxx" fo:country="none" style:language-asian="zxx" style:country-asian="none" style:language-complex="zxx" style:country-complex="none"/>
    </style:style>
    <style:style style:name="T6" style:family="text">
      <style:text-properties fo:color="#ffffff" fo:font-size="14pt" fo:language="zxx" fo:country="none" style:language-asian="zxx" style:country-asian="none" style:language-complex="zxx" style:country-complex="none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Arial2" fo:font-size="14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Lucida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0.969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8.69cm" svg:y1="1.579cm" svg:x2="19.4cm" svg:y2="1.579cm">
            <text:p/>
          </draw:line>
          <draw:line draw:style-name="gr2" draw:text-style-name="P2" draw:layer="layout" svg:x1="18.69cm" svg:y1="1.865cm" svg:x2="19.4cm" svg:y2="1.865cm">
            <text:p/>
          </draw:line>
          <draw:line draw:style-name="gr2" draw:text-style-name="P2" draw:layer="layout" svg:x1="18.69cm" svg:y1="2.122cm" svg:x2="19.4cm" svg:y2="2.122cm">
            <text:p/>
          </draw:line>
        </draw:g>
        <draw:frame draw:style-name="gr3" draw:text-style-name="P3" draw:layer="layout" svg:width="7.3cm" svg:height="1.312cm" svg:x="2.7cm" svg:y="1.163cm">
          <draw:text-box>
            <text:p><text:span text:style-name="T1">Standard Bank ITSM</text:span></text:p>
          </draw:text-box>
        </draw:frame>
        <draw:custom-shape draw:style-name="gr4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139cm" svg:height="1.323cm" svg:x="1.25cm" svg:y="1.177cm">
          <draw:image xlink:href="Pictures/10000201000000C0000000DFEBF887B53EE05B66.png" xlink:type="simple" xlink:show="embed" xlink:actuate="onLoad" loext:mime-type="image/png">
            <text:p/>
          </draw:image>
        </draw:frame>
        <draw:frame draw:style-name="gr5" draw:text-style-name="P4" draw:layer="layout" svg:width="1.4cm" svg:height="1.431cm" svg:x="16.85cm" svg:y="1.135cm">
          <draw:image xlink:href="Pictures/100002010000014100000148D22E2789A5460A47.png" xlink:type="simple" xlink:show="embed" xlink:actuate="onLoad" loext:mime-type="image/png">
            <text:p/>
          </draw:image>
        </draw:frame>
        <draw:frame draw:style-name="gr6" draw:text-style-name="P3" draw:layer="layout" svg:width="7.991cm" svg:height="0.988cm" svg:x="1.759cm" svg:y="3.512cm">
          <draw:text-box>
            <text:p><text:span text:style-name="T2">Dashboard</text:span></text:p>
          </draw:text-box>
        </draw:frame>
        <draw:frame draw:style-name="gr7" draw:text-style-name="P5" draw:layer="layout" svg:width="1.662cm" svg:height="0.725cm" svg:x="9.588cm" svg:y="1.525cm">
          <draw:text-box>
            <text:p><text:span text:style-name="T3">v0.1.0</text:span></text:p>
          </draw:text-box>
        </draw:frame>
        <draw:custom-shape draw:style-name="gr8" draw:text-style-name="P4" draw:layer="layout" svg:width="17.5cm" svg:height="3.6cm" svg:x="1.75cm" svg:y="5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5.75cm" svg:height="1.199cm" svg:x="5.75cm" svg:y="6.351cm">
          <draw:text-box>
            <text:p><text:span text:style-name="T4">My Approvals</text:span></text:p>
          </draw:text-box>
        </draw:frame>
        <draw:custom-shape draw:style-name="gr10" draw:text-style-name="P7" draw:layer="layout" svg:width="1.5cm" svg:height="3.6cm" svg:x="17.75cm" svg:y="5.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5cm" svg:height="1cm" draw:transform="rotate (-1.5707963267949) translate (19cm 6.325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9" draw:layer="layout" svg:width="3.385cm" svg:height="3.385cm" svg:x="1.865cm" svg:y="5.265cm">
          <draw:image xlink:href="Pictures/100002010000008000000080E8F1894E60327C5C.png" xlink:type="simple" xlink:show="embed" xlink:actuate="onLoad" loext:mime-type="image/png">
            <text:p/>
          </draw:image>
        </draw:frame>
        <draw:custom-shape draw:style-name="gr8" draw:text-style-name="P4" draw:layer="layout" svg:width="17.5cm" svg:height="3.6cm" svg:x="1.75cm" svg:y="9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5.75cm" svg:height="1.199cm" svg:x="5.75cm" svg:y="10.351cm">
          <draw:text-box>
            <text:p><text:span text:style-name="T4">My Incidents</text:span></text:p>
          </draw:text-box>
        </draw:frame>
        <draw:custom-shape draw:style-name="gr10" draw:text-style-name="P7" draw:layer="layout" svg:width="1.5cm" svg:height="3.6cm" svg:x="17.75cm" svg:y="9.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5cm" svg:height="1cm" draw:transform="rotate (-1.5707963267949) translate (19cm 10.325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9" draw:layer="layout" svg:width="3.385cm" svg:height="3.385cm" svg:x="1.865cm" svg:y="9.265cm">
          <draw:image xlink:href="Pictures/10000000000000800000008015501A00EB30DEC5.jpg" xlink:type="simple" xlink:show="embed" xlink:actuate="onLoad" loext:mime-type="image/jpeg">
            <text:p/>
          </draw:image>
        </draw:frame>
        <draw:custom-shape draw:style-name="gr8" draw:text-style-name="P4" draw:layer="layout" svg:width="17.5cm" svg:height="3.6cm" svg:x="1.75cm" svg:y="13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5.75cm" svg:height="1.199cm" svg:x="5.75cm" svg:y="14.351cm">
          <draw:text-box>
            <text:p><text:span text:style-name="T4">My Assets</text:span></text:p>
          </draw:text-box>
        </draw:frame>
        <draw:custom-shape draw:style-name="gr10" draw:text-style-name="P7" draw:layer="layout" svg:width="1.5cm" svg:height="3.6cm" svg:x="17.75cm" svg:y="13.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5cm" svg:height="1cm" draw:transform="rotate (-1.5707963267949) translate (19cm 14.325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9" draw:layer="layout" svg:width="3.385cm" svg:height="3.385cm" svg:x="1.865cm" svg:y="13.265cm">
          <draw:image xlink:href="Pictures/1000000000000080000000800FD49DE5503814C9.jpg" xlink:type="simple" xlink:show="embed" xlink:actuate="onLoad" loext:mime-type="image/jpeg">
            <text:p/>
          </draw:image>
        </draw:frame>
        <draw:custom-shape draw:style-name="gr8" draw:text-style-name="P4" draw:layer="layout" svg:width="17.5cm" svg:height="3.6cm" svg:x="1.75cm" svg:y="17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5.75cm" svg:height="1.199cm" svg:x="5.75cm" svg:y="18.451cm">
          <draw:text-box>
            <text:p><text:span text:style-name="T4">My People</text:span></text:p>
          </draw:text-box>
        </draw:frame>
        <draw:custom-shape draw:style-name="gr10" draw:text-style-name="P7" draw:layer="layout" svg:width="1.5cm" svg:height="3.6cm" svg:x="17.75cm" svg:y="17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5cm" svg:height="1cm" draw:transform="rotate (-1.5707963267949) translate (19cm 18.425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9" draw:layer="layout" svg:width="3.385cm" svg:height="3.385cm" svg:x="1.865cm" svg:y="17.365cm">
          <draw:image xlink:href="Pictures/100000000000008000000080E22BE82BDE352058.jpg" xlink:type="simple" xlink:show="embed" xlink:actuate="onLoad" loext:mime-type="image/jpeg">
            <text:p/>
          </draw:image>
        </draw:frame>
      </draw:page>
      <draw:page draw:name="Drawer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0.9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8.69cm" svg:y1="1.58cm" svg:x2="19.4cm" svg:y2="1.58cm">
            <text:p/>
          </draw:line>
          <draw:line draw:style-name="gr2" draw:text-style-name="P2" draw:layer="layout" svg:x1="18.69cm" svg:y1="1.866cm" svg:x2="19.4cm" svg:y2="1.866cm">
            <text:p/>
          </draw:line>
          <draw:line draw:style-name="gr2" draw:text-style-name="P2" draw:layer="layout" svg:x1="18.69cm" svg:y1="2.123cm" svg:x2="19.4cm" svg:y2="2.123cm">
            <text:p/>
          </draw:line>
        </draw:g>
        <draw:frame draw:style-name="gr3" draw:text-style-name="P3" draw:layer="layout" svg:width="7.3cm" svg:height="1.312cm" svg:x="2.7cm" svg:y="1.164cm">
          <draw:text-box>
            <text:p><text:span text:style-name="T1">Standard Bank ITSM</text:span></text:p>
          </draw:text-box>
        </draw:frame>
        <draw:custom-shape draw:style-name="gr4" draw:text-style-name="P1" draw:layer="layout" svg:width="19cm" svg:height="1.1cm" svg:x="1cm" svg:y="27.60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139cm" svg:height="1.323cm" svg:x="1.25cm" svg:y="1.178cm">
          <draw:image xlink:href="Pictures/10000201000000C0000000DFEBF887B53EE05B66.png" xlink:type="simple" xlink:show="embed" xlink:actuate="onLoad" loext:mime-type="image/png">
            <text:p/>
          </draw:image>
        </draw:frame>
        <draw:frame draw:style-name="gr5" draw:text-style-name="P4" draw:layer="layout" svg:width="1.4cm" svg:height="1.431cm" svg:x="16.85cm" svg:y="1.136cm">
          <draw:image xlink:href="Pictures/100002010000014100000148D22E2789A5460A47.png" xlink:type="simple" xlink:show="embed" xlink:actuate="onLoad" loext:mime-type="image/png">
            <text:p/>
          </draw:image>
        </draw:frame>
        <draw:frame draw:style-name="gr7" draw:text-style-name="P5" draw:layer="layout" svg:width="1.662cm" svg:height="0.725cm" svg:x="9.588cm" svg:y="1.526cm">
          <draw:text-box>
            <text:p><text:span text:style-name="T3">v0.1.0</text:span></text:p>
          </draw:text-box>
        </draw:frame>
        <draw:custom-shape draw:style-name="gr11" draw:text-style-name="P8" draw:layer="layout" svg:width="1.25cm" svg:height="1cm" svg:x="18cm" svg:y="5.75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1.25cm" svg:height="1cm" svg:x="18cm" svg:y="10.55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1.25cm" svg:height="1cm" svg:x="18cm" svg:y="11.80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1.25cm" svg:height="1cm" svg:x="18cm" svg:y="13.05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1.25cm" svg:height="1cm" svg:x="18cm" svg:y="14.30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1.25cm" svg:height="1cm" svg:x="18cm" svg:y="15.55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1" draw:layer="layout" svg:width="2.25cm" svg:height="0.75cm" svg:x="14.25cm" svg:y="9.251cm">
          <text:p text:style-name="P10"><text:span text:style-name="T3">Appr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.25cm" svg:height="0.75cm" svg:x="16.75cm" svg:y="9.251cm">
          <text:p text:style-name="P10"><text:span text:style-name="T3">Re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2" draw:layer="layout" svg:x1="11.99cm" svg:y1="1.579cm" svg:x2="12.7cm" svg:y2="1.579cm">
            <text:p/>
          </draw:line>
          <draw:line draw:style-name="gr2" draw:text-style-name="P2" draw:layer="layout" svg:x1="11.99cm" svg:y1="1.865cm" svg:x2="12.7cm" svg:y2="1.865cm">
            <text:p/>
          </draw:line>
          <draw:line draw:style-name="gr2" draw:text-style-name="P2" draw:layer="layout" svg:x1="11.99cm" svg:y1="2.122cm" svg:x2="12.7cm" svg:y2="2.122cm">
            <text:p/>
          </draw:line>
        </draw:g>
        <draw:frame draw:style-name="gr14" draw:text-style-name="P3" draw:layer="layout" svg:width="6cm" svg:height="1.825cm" svg:x="13.2cm" svg:y="0.938cm">
          <draw:text-box>
            <text:p><text:span text:style-name="T1">BookMARKER</text:span></text:p>
          </draw:text-box>
        </draw:frame>
        <draw:custom-shape draw:style-name="gr15" draw:text-style-name="P13" draw:layer="layout" svg:width="4.1cm" svg:height="1.1cm" svg:x="11.5cm" svg:y="4.5cm">
          <text:p text:style-name="P12"><text:span text:style-name="T5">Favouri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1cm" svg:height="1.1cm" svg:x="11.5cm" svg:y="5.6cm">
          <text:p text:style-name="P12"><text:span text:style-name="T5">Popula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1cm" svg:height="1.1cm" svg:x="11.5cm" svg:y="6.7cm">
          <text:p text:style-name="P12"><text:span text:style-name="T5">Offic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1cm" svg:height="1.1cm" svg:x="11.5cm" svg:y="7.8cm">
          <text:p text:style-name="P12"><text:span text:style-name="T5">Developm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1cm" svg:height="0.5cm" draw:transform="rotate (1.5699236621689) translate (15.099cm 5.6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6" draw:layer="layout" svg:width="0.7cm" svg:height="0.7cm" svg:x="19.1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7cm" svg:height="0.7cm" svg:x="19.1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7cm" svg:height="0.7cm" svg:x="19.1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7cm" svg:height="0.7cm" svg:x="19.1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1.45cm" svg:height="0.725cm" svg:x="18.55cm" svg:y="27.789cm">
          <draw:text-box>
            <text:p><text:span text:style-name="T3">2.1.0</text:span></text:p>
          </draw:text-box>
        </draw:frame>
        <draw:custom-shape draw:style-name="gr20" draw:text-style-name="P18" draw:layer="layout" svg:width="4.1cm" svg:height="1.1cm" svg:x="11.5cm" svg:y="3.4cm">
          <text:p text:style-name="P12"><text:span text:style-name="T5">Search</text:span></text:p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0.826cm" svg:height="0.826cm" svg:x="14.6cm" svg:y="3.474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43CAF4CFA6EE124F.png" xlink:type="simple" xlink:show="embed" xlink:actuate="onLoad" loext:mime-type="image/png"/>
        </draw:frame>
        <draw:g>
          <draw:line draw:style-name="gr2" draw:text-style-name="P2" draw:layer="layout" svg:x1="18.699cm" svg:y1="1.58cm" svg:x2="19.409cm" svg:y2="1.58cm">
            <text:p/>
          </draw:line>
          <draw:line draw:style-name="gr2" draw:text-style-name="P2" draw:layer="layout" svg:x1="18.699cm" svg:y1="1.866cm" svg:x2="19.409cm" svg:y2="1.866cm">
            <text:p/>
          </draw:line>
          <draw:line draw:style-name="gr2" draw:text-style-name="P2" draw:layer="layout" svg:x1="18.699cm" svg:y1="2.123cm" svg:x2="19.409cm" svg:y2="2.123cm">
            <text:p/>
          </draw:line>
        </draw:g>
        <draw:g>
          <draw:custom-shape draw:style-name="gr21" draw:text-style-name="P20" draw:layer="layout" svg:width="1.1cm" svg:height="1.1cm" svg:x="17.009cm" svg:y="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1" draw:layer="layout" svg:width="0.875cm" svg:height="0.962cm" svg:x="17.122cm" svg:y="1.364cm">
            <draw:text-box>
              <text:p>+</text:p>
            </draw:text-box>
          </draw:frame>
        </draw:g>
        <draw:custom-shape draw:style-name="gr23" draw:text-style-name="P22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8.5cm" svg:height="27.7cm" svg:x="11.5cm" svg:y="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8.5cm" svg:height="1.5cm" svg:x="11.5cm" svg:y="2.746cm">
          <text:p text:style-name="P24"><text:span text:style-name="T2">Approval Central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8.5cm" svg:height="1.5cm" svg:x="11.5cm" svg:y="4.346cm">
          <text:p text:style-name="P24"><text:span text:style-name="T2">Incident Managem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8.5cm" svg:height="1.5cm" svg:x="11.5cm" svg:y="5.946cm">
          <text:p text:style-name="P24"><text:span text:style-name="T2">My Asset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75cm" svg:height="0.75cm" draw:transform="rotate (1.5707963267949) translate (11.5cm 2.7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Approval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0.969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8.69cm" svg:y1="1.579cm" svg:x2="19.4cm" svg:y2="1.579cm">
            <text:p/>
          </draw:line>
          <draw:line draw:style-name="gr2" draw:text-style-name="P2" draw:layer="layout" svg:x1="18.69cm" svg:y1="1.865cm" svg:x2="19.4cm" svg:y2="1.865cm">
            <text:p/>
          </draw:line>
          <draw:line draw:style-name="gr2" draw:text-style-name="P2" draw:layer="layout" svg:x1="18.69cm" svg:y1="2.122cm" svg:x2="19.4cm" svg:y2="2.122cm">
            <text:p/>
          </draw:line>
        </draw:g>
        <draw:frame draw:style-name="gr3" draw:text-style-name="P27" draw:layer="layout" svg:width="7.3cm" svg:height="1.312cm" svg:x="2.7cm" svg:y="1.163cm">
          <draw:text-box>
            <text:p text:style-name="P26"><text:span text:style-name="T1">Standard Bank ITSM</text:span></text:p>
          </draw:text-box>
        </draw:frame>
        <draw:custom-shape draw:style-name="gr27" draw:text-style-name="P29" draw:layer="layout" svg:width="17.5cm" svg:height="1cm" svg:x="1.75cm" svg:y="5.75cm">
          <text:p text:style-name="P28"><text:span text:style-name="T6">2021-05-20 &gt; Change Manage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139cm" svg:height="1.323cm" svg:x="1.25cm" svg:y="1.177cm">
          <draw:image xlink:href="Pictures/10000201000000C0000000DFEBF887B53EE05B66.png" xlink:type="simple" xlink:show="embed" xlink:actuate="onLoad" loext:mime-type="image/png">
            <text:p/>
          </draw:image>
        </draw:frame>
        <draw:frame draw:style-name="gr5" draw:text-style-name="P4" draw:layer="layout" svg:width="1.4cm" svg:height="1.431cm" svg:x="16.85cm" svg:y="1.135cm">
          <draw:image xlink:href="Pictures/100002010000014100000148D22E2789A5460A47.png" xlink:type="simple" xlink:show="embed" xlink:actuate="onLoad" loext:mime-type="image/png">
            <text:p/>
          </draw:image>
        </draw:frame>
        <draw:frame draw:style-name="gr6" draw:text-style-name="P27" draw:layer="layout" svg:width="7.991cm" svg:height="0.988cm" svg:x="1.759cm" svg:y="3.512cm">
          <draw:text-box>
            <text:p text:style-name="P26"><text:span text:style-name="T2">Approval Central</text:span></text:p>
          </draw:text-box>
        </draw:frame>
        <draw:frame draw:style-name="gr7" draw:text-style-name="P5" draw:layer="layout" svg:width="1.662cm" svg:height="0.725cm" svg:x="9.588cm" svg:y="1.525cm">
          <draw:text-box>
            <text:p text:style-name="P30"><text:span text:style-name="T3">v0.1.0</text:span></text:p>
          </draw:text-box>
        </draw:frame>
        <draw:custom-shape draw:style-name="gr11" draw:text-style-name="P8" draw:layer="layout" svg:width="1.25cm" svg:height="1cm" svg:x="18cm" svg:y="5.75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4" draw:layer="layout" svg:width="17.5cm" svg:height="3.5cm" svg:x="1.75cm" svg:y="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2" draw:layer="layout" svg:width="17.5cm" svg:height="1cm" svg:x="1.75cm" svg:y="10.55cm">
          <text:p text:style-name="P31"><text:span text:style-name="T7">2021-05-19</text:span><text:span text:style-name="T6"> &gt; Change Manage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5cm" svg:height="1cm" svg:x="18cm" svg:y="10.55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29" draw:layer="layout" svg:width="17.5cm" svg:height="1cm" svg:x="1.75cm" svg:y="11.8cm">
          <text:p text:style-name="P28"><text:span text:style-name="T6">2021-05-19 &gt; Service Request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5cm" svg:height="1cm" svg:x="18cm" svg:y="11.8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2" draw:layer="layout" svg:width="17.5cm" svg:height="1cm" svg:x="1.75cm" svg:y="13.05cm">
          <text:p text:style-name="P31"><text:span text:style-name="T7">2021-05-17</text:span><text:span text:style-name="T6"> &gt; Change Manage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5cm" svg:height="1cm" svg:x="18cm" svg:y="13.05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2" draw:layer="layout" svg:width="17.5cm" svg:height="1cm" svg:x="1.75cm" svg:y="14.3cm">
          <text:p text:style-name="P31"><text:span text:style-name="T7">2021-04-28</text:span><text:span text:style-name="T6"> &gt; Service Request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5cm" svg:height="1cm" svg:x="18cm" svg:y="14.3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2" draw:layer="layout" svg:width="17.5cm" svg:height="1cm" svg:x="1.75cm" svg:y="15.55cm">
          <text:p text:style-name="P31"><text:span text:style-name="T7">2021-04-27</text:span><text:span text:style-name="T6"> &gt; Service Request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5cm" svg:height="1cm" svg:x="18cm" svg:y="15.55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33" draw:layer="layout" svg:width="3cm" svg:height="0.75cm" svg:x="2cm" svg:y="7cm">
          <draw:text-box>
            <text:p text:style-name="P30"><text:span text:style-name="T8">Requester:</text:span></text:p>
          </draw:text-box>
        </draw:frame>
        <draw:frame draw:style-name="gr29" draw:text-style-name="P33" draw:layer="layout" svg:width="9.25cm" svg:height="0.75cm" svg:x="5cm" svg:y="7cm">
          <draw:text-box>
            <text:p text:style-name="P30"><text:span text:style-name="T8">john.smith@standardbank.co.za</text:span></text:p>
          </draw:text-box>
        </draw:frame>
        <draw:frame draw:style-name="gr29" draw:text-style-name="P33" draw:layer="layout" svg:width="3cm" svg:height="0.75cm" svg:x="2cm" svg:y="7.75cm">
          <draw:text-box>
            <text:p text:style-name="P30"><text:span text:style-name="T8">Summary:</text:span></text:p>
          </draw:text-box>
        </draw:frame>
        <draw:frame draw:style-name="gr29" draw:text-style-name="P33" draw:layer="layout" svg:width="7.25cm" svg:height="0.75cm" svg:x="5cm" svg:y="7.75cm">
          <draw:text-box>
            <text:p text:style-name="P30"><text:span text:style-name="T8">CRQ000000156623 </text:span></text:p>
          </draw:text-box>
        </draw:frame>
        <draw:custom-shape draw:style-name="gr30" draw:text-style-name="P7" draw:layer="layout" svg:width="17.5cm" svg:height="1.25cm" svg:x="1.7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cm" svg:height="0.75cm" svg:x="14.25cm" svg:y="9.25cm">
          <text:p text:style-name="P10"><text:span text:style-name="T3">Appr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.25cm" svg:height="0.75cm" svg:x="16.75cm" svg:y="9.25cm">
          <text:p text:style-name="P10"><text:span text:style-name="T3">Re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React Architecture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Gavin Dalton</meta:initial-creator>
    <meta:creation-date>2021-02-10T10:03:09.641000000</meta:creation-date>
    <meta:generator>LibreOffice/6.4.4.2$Windows_X86_64 LibreOffice_project/3d775be2011f3886db32dfd395a6a6d1ca2630ff</meta:generator>
    <dc:date>2021-06-10T12:14:00.678000000</dc:date>
    <dc:creator>Gavin Dalton</dc:creator>
    <meta:editing-duration>PT13H55M11S</meta:editing-duration>
    <meta:editing-cycles>72</meta:editing-cycles>
    <meta:document-statistic meta:object-count="111"/>
  </office:meta>
</office:document-meta>
</file>